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Palatino Linotype3" svg:font-family="'Palatino Linotype'" style:font-family-generic="roman" style:font-pitch="variable"/>
    <style:font-face style:name="Palatino Linotype1" svg:font-family="'Palatino Linotype'" style:font-adornments="Gras" style:font-family-generic="roman" style:font-pitch="variable"/>
    <style:font-face style:name="Palatino Linotype2" svg:font-family="'Palatino Linotype'" style:font-adornments="Italique" style:font-family-generic="roman" style:font-pitch="variable"/>
    <style:font-face style:name="Palatino Linotype" svg:font-family="'Palatino Linotype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background-color="#eeeeee" fo:padding="0.097cm" fo:border-left="0.25pt solid #ff8840" fo:border-right="none" fo:border-top="0.25pt solid #ff8840" fo:border-bottom="0.25pt solid #ff8840">
        <style:background-image/>
      </style:table-cell-properties>
    </style:style>
    <style:style style:name="Tableau1.C1" style:family="table-cell">
      <style:table-cell-properties fo:background-color="#eeeeee" fo:padding="0.097cm" fo:border="0.25pt solid #ff8840">
        <style:background-image/>
      </style:table-cell-properties>
    </style:style>
    <style:style style:name="Tableau1.A2" style:family="table-cell">
      <style:table-cell-properties fo:padding="0.097cm" fo:border-left="0.25pt solid #ff8840" fo:border-right="none" fo:border-top="none" fo:border-bottom="0.25pt solid #ff8840"/>
    </style:style>
    <style:style style:name="Tableau1.B2" style:family="table-cell">
      <style:table-cell-properties fo:padding="0.097cm" fo:border-left="0.25pt solid #ff8840" fo:border-right="none" fo:border-top="none" fo:border-bottom="0.25pt solid #ff8840"/>
    </style:style>
    <style:style style:name="Tableau1.C2" style:family="table-cell">
      <style:table-cell-properties fo:padding="0.097cm" fo:border-left="0.25pt solid #ff8840" fo:border-right="0.25pt solid #ff8840" fo:border-top="none" fo:border-bottom="0.25pt solid #ff8840"/>
    </style:style>
    <style:style style:name="P1" style:family="paragraph" style:parent-style-name="Standard">
      <style:text-properties officeooo:rsid="001ec692" officeooo:paragraph-rsid="001ec692"/>
    </style:style>
    <style:style style:name="P2" style:family="paragraph" style:parent-style-name="Standard">
      <style:paragraph-properties fo:text-align="center" style:justify-single-word="false"/>
      <style:text-properties officeooo:rsid="001ec692" officeooo:paragraph-rsid="001ec692"/>
    </style:style>
    <style:style style:name="P3" style:family="paragraph" style:parent-style-name="Standard">
      <style:paragraph-properties fo:text-align="start" style:justify-single-word="false"/>
      <style:text-properties officeooo:rsid="001ec692" officeooo:paragraph-rsid="001ec692"/>
    </style:style>
    <style:style style:name="P4" style:family="paragraph" style:parent-style-name="Standard">
      <style:text-properties fo:color="#00b8ff"/>
    </style:style>
    <style:style style:name="P5" style:family="paragraph" style:parent-style-name="Standard">
      <style:paragraph-properties fo:text-align="center" style:justify-single-word="false"/>
      <style:text-properties fo:color="#222d5a" style:font-name="Palatino Linotype3" fo:font-size="37pt" officeooo:rsid="003eb39c" officeooo:paragraph-rsid="005503f7" style:font-size-asian="37pt" style:font-size-complex="37pt"/>
    </style:style>
    <style:style style:name="P6" style:family="paragraph" style:parent-style-name="Standard">
      <style:paragraph-properties fo:text-align="center" style:justify-single-word="false"/>
      <style:text-properties fo:color="#ff8840" style:font-name="Palatino Linotype3" fo:font-size="28pt" officeooo:rsid="003eb39c" officeooo:paragraph-rsid="005503f7" style:font-size-asian="28pt" style:font-size-complex="28pt"/>
    </style:style>
    <style:style style:name="P7" style:family="paragraph" style:parent-style-name="Standard">
      <style:paragraph-properties fo:text-align="center" style:justify-single-word="false"/>
      <style:text-properties fo:color="#3d4f98" style:font-name="Palatino Linotype3" fo:font-size="19pt" fo:font-style="italic" officeooo:rsid="00708127" officeooo:paragraph-rsid="00708127" style:font-size-asian="19pt" style:font-style-asian="italic" style:font-size-complex="19pt" style:font-style-complex="italic"/>
    </style:style>
    <style:style style:name="P8" style:family="paragraph" style:parent-style-name="Standard">
      <style:paragraph-properties fo:text-align="start" style:justify-single-word="false"/>
      <style:text-properties fo:color="#666666" style:font-name="Palatino Linotype3" fo:font-size="10pt" fo:language="en" fo:country="US" fo:font-weight="normal" officeooo:rsid="0072d89a" officeooo:paragraph-rsid="0034df25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666666" style:font-name="Palatino Linotype3" fo:font-size="10pt" fo:language="en" fo:country="US" fo:font-weight="normal" officeooo:rsid="007fd077" officeooo:paragraph-rsid="0079a832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fo:color="#666666" style:font-name="Palatino Linotype3" fo:font-size="10pt" fo:font-weight="normal" officeooo:rsid="001ec692" officeooo:paragraph-rsid="001ec692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fo:color="#666666" style:font-name="Palatino Linotype3" fo:font-size="10pt" fo:font-weight="normal" officeooo:rsid="00708127" officeooo:paragraph-rsid="00708127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fo:color="#666666" style:font-name="Palatino Linotype3" fo:font-size="10pt" officeooo:rsid="003eb39c" officeooo:paragraph-rsid="003eb39c" style:font-size-asian="10pt" style:font-size-complex="10pt"/>
    </style:style>
    <style:style style:name="P13" style:family="paragraph" style:parent-style-name="Standard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color="#00b8ff" style:font-name="Palatino Linotype3" fo:font-size="10pt" fo:language="en" fo:country="US" fo:font-style="italic" fo:font-weight="normal" officeooo:rsid="001731b7" officeooo:paragraph-rsid="002cb7ae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rsid="00209fb0" officeooo:paragraph-rsid="0028ea17"/>
    </style:style>
    <style:style style:name="P15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font-weight="normal" officeooo:rsid="00708127" officeooo:paragraph-rsid="00708127" style:font-weight-asian="normal" style:font-weight-complex="normal"/>
    </style:style>
    <style:style style:name="P16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font-weight="normal" officeooo:rsid="00713c6f" officeooo:paragraph-rsid="00713c6f" style:font-weight-asian="normal" style:font-weight-complex="normal"/>
    </style:style>
    <style:style style:name="P17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font-weight="normal" officeooo:rsid="002b38b8" officeooo:paragraph-rsid="002dd64f" style:font-weight-asian="normal" style:font-weight-complex="normal"/>
    </style:style>
    <style:style style:name="P18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font-weight="normal" officeooo:rsid="002b38b8" officeooo:paragraph-rsid="0072d89a" style:font-weight-asian="normal" style:font-weight-complex="normal"/>
    </style:style>
    <style:style style:name="P19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font-weight="normal" officeooo:rsid="0085eafb" officeooo:paragraph-rsid="0085eafb" style:font-weight-asian="normal" style:font-weight-complex="normal"/>
    </style:style>
    <style:style style:name="P20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font-weight="normal" officeooo:rsid="00883ce9" officeooo:paragraph-rsid="00883ce9" style:font-weight-asian="normal" style:font-weight-complex="normal"/>
    </style:style>
    <style:style style:name="P21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rsid="00708127" officeooo:paragraph-rsid="00708127"/>
    </style:style>
    <style:style style:name="P22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rsid="002b38b8" officeooo:paragraph-rsid="002b38b8"/>
    </style:style>
    <style:style style:name="P23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color="#666666" style:font-name="Palatino Linotype3" fo:font-size="10pt" fo:font-style="normal" fo:font-weight="normal" officeooo:rsid="00713c6f" officeooo:paragraph-rsid="00713c6f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color="#666666" style:font-name="Palatino Linotype3" fo:font-size="10pt" fo:language="en" fo:country="US" fo:font-weight="normal" officeooo:rsid="0072d89a" officeooo:paragraph-rsid="0079a832" style:font-size-asian="10pt" style:font-weight-asian="normal" style:font-size-complex="10pt" style:font-weight-complex="normal"/>
    </style:style>
    <style:style style:name="P25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color="#666666" style:font-name="Palatino Linotype3" fo:font-size="10pt" fo:language="en" fo:country="US" fo:font-weight="normal" officeooo:rsid="007fd077" officeooo:paragraph-rsid="007fd077" style:font-size-asian="10pt" style:font-weight-asian="normal" style:font-size-complex="10pt" style:font-weight-complex="normal"/>
    </style:style>
    <style:style style:name="P26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color="#666666" style:font-name="Palatino Linotype3" fo:font-size="10pt" fo:language="en" fo:country="US" fo:font-weight="normal" officeooo:rsid="00861b26" officeooo:paragraph-rsid="00861b26" style:font-size-asian="10pt" style:font-weight-asian="normal" style:font-size-complex="10pt" style:font-weight-complex="normal"/>
    </style:style>
    <style:style style:name="P27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color="#666666" style:font-name="Palatino Linotype3" fo:font-size="10pt" fo:language="en" fo:country="US" fo:font-weight="normal" officeooo:rsid="008679e6" officeooo:paragraph-rsid="008679e6" style:font-size-asian="10pt" style:font-weight-asian="normal" style:font-size-complex="10pt" style:font-weight-complex="normal"/>
    </style:style>
    <style:style style:name="P28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style:text-underline-style="solid" style:text-underline-width="auto" style:text-underline-color="font-color" fo:font-weight="normal" officeooo:rsid="0085eafb" officeooo:paragraph-rsid="0085eafb" style:font-weight-asian="normal" style:font-weight-complex="normal"/>
    </style:style>
    <style:style style:name="P29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rsid="007e31d4" officeooo:paragraph-rsid="007e31d4"/>
    </style:style>
    <style:style style:name="P30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rsid="0085eafb" officeooo:paragraph-rsid="0085eafb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color="#666666" style:font-name="Palatino Linotype3" fo:font-size="10pt" fo:language="en" fo:country="US" fo:font-weight="normal" officeooo:rsid="001731b7" officeooo:paragraph-rsid="0072d89a" style:font-size-asian="10pt" style:font-weight-asian="normal" style:font-size-complex="10pt" style:font-weight-complex="normal"/>
    </style:style>
    <style:style style:name="P32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2ac703"/>
    </style:style>
    <style:style style:name="P33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2b38b8"/>
    </style:style>
    <style:style style:name="P34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2cb7ae"/>
    </style:style>
    <style:style style:name="P35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2dd64f"/>
    </style:style>
    <style:style style:name="P36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72d89a"/>
    </style:style>
    <style:style style:name="P37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79a832"/>
    </style:style>
    <style:style style:name="P38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8679e6"/>
    </style:style>
    <style:style style:name="P39" style:family="paragraph" style:parent-style-name="Heading_20_1" style:master-page-name="">
      <loext:graphic-properties draw:fill="none"/>
      <style:paragraph-properties fo:margin-left="0.499cm" fo:margin-right="0cm" fo:margin-top="0.423cm" fo:margin-bottom="0.212cm" loext:contextual-spacing="false" fo:text-indent="0cm" style:auto-text-indent="false" style:page-number="auto" fo:break-before="page" fo:background-color="transparent" fo:keep-with-next="always" style:writing-mode="page"/>
    </style:style>
    <style:style style:name="P40" style:family="paragraph" style:parent-style-name="Heading_20_1" style:master-page-name="">
      <loext:graphic-properties draw:fill="none"/>
      <style:paragraph-properties fo:margin-left="0.499cm" fo:margin-right="0cm" fo:margin-top="0.423cm" fo:margin-bottom="0.212cm" loext:contextual-spacing="false" fo:text-indent="0cm" style:auto-text-indent="false" style:page-number="auto" fo:break-before="page" fo:background-color="transparent" fo:keep-with-next="always" style:writing-mode="page"/>
      <style:text-properties officeooo:paragraph-rsid="002cb7ae"/>
    </style:style>
    <style:style style:name="P41" style:family="paragraph" style:parent-style-name="Heading_20_1">
      <loext:graphic-properties draw:fill="none"/>
      <style:paragraph-properties fo:margin-left="0.499cm" fo:margin-right="0cm" fo:margin-top="0.423cm" fo:margin-bottom="0.212cm" loext:contextual-spacing="false" fo:text-indent="0cm" style:auto-text-indent="false" fo:background-color="transparent" fo:keep-with-next="always" style:writing-mode="page"/>
      <style:text-properties officeooo:paragraph-rsid="005503f7"/>
    </style:style>
    <style:style style:name="P42" style:family="paragraph" style:parent-style-name="Heading_20_1">
      <loext:graphic-properties draw:fill="none"/>
      <style:paragraph-properties fo:margin-left="0.499cm" fo:margin-right="0cm" fo:margin-top="0.423cm" fo:margin-bottom="0.212cm" loext:contextual-spacing="false" fo:text-indent="0cm" style:auto-text-indent="false" fo:background-color="transparent" fo:keep-with-next="always" style:writing-mode="page"/>
      <style:text-properties officeooo:paragraph-rsid="0079a832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font-weight="normal" officeooo:rsid="002b38b8" officeooo:paragraph-rsid="0028ea17" style:font-weight-asian="normal" style:font-weight-complex="normal"/>
    </style:style>
    <style:style style:name="P46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font-weight="normal" officeooo:rsid="002b38b8" officeooo:paragraph-rsid="0085eafb" style:font-weight-asian="normal" style:font-weight-complex="normal"/>
    </style:style>
    <style:style style:name="P47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color="#666666" style:font-name="Palatino Linotype3" fo:font-size="10pt" fo:language="fr" fo:country="FR" fo:font-style="normal" style:text-underline-style="none" fo:font-weight="normal" officeooo:rsid="0085eafb" officeooo:paragraph-rsid="0085eafb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color="#666666" style:font-name="Palatino Linotype3" fo:font-size="10pt" fo:language="fr" fo:country="FR" fo:font-style="normal" style:text-underline-style="none" fo:font-weight="normal" officeooo:rsid="00861b26" officeooo:paragraph-rsid="00861b26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color="#666666" style:font-name="Palatino Linotype3" fo:font-size="10pt" fo:language="fr" fo:country="FR" fo:font-style="normal" style:text-underline-style="solid" style:text-underline-width="auto" style:text-underline-color="font-color" fo:font-weight="normal" officeooo:rsid="0085eafb" officeooo:paragraph-rsid="0085eafb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officeooo:rsid="0085eafb" style:font-weight-asian="bold" style:font-weight-complex="bold"/>
    </style:style>
    <style:style style:name="T2" style:family="text">
      <style:text-properties officeooo:rsid="002b38b8"/>
    </style:style>
    <style:style style:name="T3" style:family="text">
      <style:text-properties officeooo:rsid="002cb7ae"/>
    </style:style>
    <style:style style:name="T4" style:family="text">
      <style:text-properties officeooo:rsid="002dd64f"/>
    </style:style>
    <style:style style:name="T5" style:family="text">
      <style:text-properties fo:language="fr" fo:country="FR" style:text-underline-style="none"/>
    </style:style>
    <style:style style:name="T6" style:family="text">
      <style:text-properties fo:language="fr" fo:country="FR" style:text-underline-style="none" officeooo:rsid="0085eafb"/>
    </style:style>
    <style:style style:name="T7" style:family="text">
      <style:text-properties officeooo:rsid="0034df25"/>
    </style:style>
    <style:style style:name="T8" style:family="text">
      <style:text-properties officeooo:rsid="003eb39c"/>
    </style:style>
    <style:style style:name="T9" style:family="text">
      <style:text-properties officeooo:rsid="005503f7"/>
    </style:style>
    <style:style style:name="T10" style:family="text">
      <style:text-properties officeooo:rsid="00708127"/>
    </style:style>
    <style:style style:name="T11" style:family="text">
      <style:text-properties fo:font-weight="normal" officeooo:rsid="007e31d4" style:font-weight-asian="normal" style:font-weight-complex="normal"/>
    </style:style>
    <style:style style:name="T12" style:family="text">
      <style:text-properties fo:font-weight="normal" officeooo:rsid="0085eafb" style:font-weight-asian="normal" style:font-weight-complex="normal"/>
    </style:style>
    <style:style style:name="T13" style:family="text">
      <style:text-properties officeooo:rsid="00713c6f"/>
    </style:style>
    <style:style style:name="T14" style:family="text">
      <style:text-properties officeooo:rsid="0072d89a"/>
    </style:style>
    <style:style style:name="T15" style:family="text">
      <style:text-properties officeooo:rsid="0079a832"/>
    </style:style>
    <style:style style:name="T16" style:family="text">
      <style:text-properties officeooo:rsid="007e31d4"/>
    </style:style>
    <style:style style:name="T17" style:family="text">
      <style:text-properties officeooo:rsid="0085eafb"/>
    </style:style>
    <style:style style:name="T18" style:family="text">
      <style:text-properties officeooo:rsid="008679e6"/>
    </style:style>
    <style:style style:name="T19" style:family="text">
      <style:text-properties officeooo:rsid="008842b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PyOSV</text:p>
      <text:p text:style-name="P6">FreeCAD <text:span text:style-name="T10">Workbench - Party</text:span></text:p>
      <text:p text:style-name="P6"/>
      <text:p text:style-name="P2"/>
      <text:p text:style-name="P7">Specification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0">Dat<text:span text:style-name="T8">e</text:span></text:p>
          </table:table-cell>
          <table:table-cell table:style-name="Tableau1.A1" office:value-type="string">
            <text:p text:style-name="P10">Aut<text:span text:style-name="T10">hor</text:span></text:p>
          </table:table-cell>
          <table:table-cell table:style-name="Tableau1.C1" office:value-type="string">
            <text:p text:style-name="P11">Changes</text:p>
          </table:table-cell>
        </table:table-row>
        <table:table-row>
          <table:table-cell table:style-name="Tableau1.A2" office:value-type="string">
            <text:p text:style-name="P12"><text:span text:style-name="T10">August 23rd</text:span> 2018</text:p>
          </table:table-cell>
          <table:table-cell table:style-name="Tableau1.B2" office:value-type="string">
            <text:p text:style-name="P12">Guillaume FLORENT</text:p>
          </table:table-cell>
          <table:table-cell table:style-name="Tableau1.C2" office:value-type="string">
            <text:p text:style-name="P12">Cr<text:span text:style-name="T10">e</text:span>ation</text:p>
          </table:table-cell>
        </table:table-row>
      </table:table>
      <text:p text:style-name="P1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43"><text:a xlink:type="simple" xlink:href="#__RefHeading___Toc112_1749475065" text:style-name="Index_20_Link" text:visited-style-name="Index_20_Link">1. Background<text:tab/>3</text:a></text:p>
          <text:p text:style-name="P44"><text:a xlink:type="simple" xlink:href="#__RefHeading___Toc784_1454653663" text:style-name="Index_20_Link" text:visited-style-name="Index_20_Link">1.1. Goals<text:tab/>3</text:a></text:p>
          <text:p text:style-name="P44"><text:a xlink:type="simple" xlink:href="#__RefHeading___Toc786_1454653663" text:style-name="Index_20_Link" text:visited-style-name="Index_20_Link">1.2. History<text:tab/>3</text:a></text:p>
          <text:p text:style-name="P43"><text:a xlink:type="simple" xlink:href="#__RefHeading___Toc788_1454653663" text:style-name="Index_20_Link" text:visited-style-name="Index_20_Link">2. Commands<text:tab/>4</text:a></text:p>
          <text:p text:style-name="P44"><text:a xlink:type="simple" xlink:href="#__RefHeading___Toc790_1454653663" text:style-name="Index_20_Link" text:visited-style-name="Index_20_Link">2.1. Select part<text:tab/>4</text:a></text:p>
          <text:p text:style-name="P44"><text:a xlink:type="simple" xlink:href="#__RefHeading___Toc792_1454653663" text:style-name="Index_20_Link" text:visited-style-name="Index_20_Link">2.2. Add part library<text:tab/>4</text:a></text:p>
          <text:p text:style-name="P44"><text:a xlink:type="simple" xlink:href="#__RefHeading___Toc1073_734678060" text:style-name="Index_20_Link" text:visited-style-name="Index_20_Link">2.3. Edit part library<text:tab/>4</text:a></text:p>
          <text:p text:style-name="P43"><text:a xlink:type="simple" xlink:href="#__RefHeading___Toc794_1454653663" text:style-name="Index_20_Link" text:visited-style-name="Index_20_Link">3. Objects<text:tab/>4</text:a></text:p>
          <text:p text:style-name="P43"><text:a xlink:type="simple" xlink:href="#__RefHeading___Toc1083_734678060" text:style-name="Index_20_Link" text:visited-style-name="Index_20_Link">4. Other considerations<text:tab/>4</text:a></text:p>
          <text:p text:style-name="P44"><text:a xlink:type="simple" xlink:href="#__RefHeading___Toc725_13644075051" text:style-name="Index_20_Link" text:visited-style-name="Index_20_Link">4.1. Scriptability<text:tab/>4</text:a></text:p>
          <text:p text:style-name="P44"><text:a xlink:type="simple" xlink:href="#__RefHeading___Toc1110_734678060" text:style-name="Index_20_Link" text:visited-style-name="Index_20_Link">4.2. Dual versions<text:tab/>5</text:a></text:p>
        </text:index-body>
      </text:table-of-content>
      <text:p text:style-name="P1"/>
      <text:h text:style-name="P39" text:outline-level="1"><text:bookmark-start text:name="__RefHeading___Toc112_1749475065"/>1. <text:span text:style-name="T10">Background</text:span><text:bookmark-end text:name="__RefHeading___Toc112_1749475065"/></text:h>
      <text:h text:style-name="P32" text:outline-level="2"><text:bookmark-start text:name="__RefHeading___Toc784_1454653663"/>1.1. <text:span text:style-name="T10">Goals</text:span><text:bookmark-end text:name="__RefHeading___Toc784_1454653663"/></text:h>
      <text:p text:style-name="P45">- <text:s/>Harmonize the handling of part libraries in FreeCAD</text:p>
      <text:p text:style-name="P15">- <text:s/><text:span text:style-name="T17">Make the creation of a new parts library as simple as possible</text:span></text:p>
      <text:p text:style-name="P20">- Access online repos of standard parts <text:span text:style-name="T19">to use them in documents</text:span></text:p>
      <text:p text:style-name="P14"/>
      <text:h text:style-name="P33" text:outline-level="2"><text:bookmark-start text:name="__RefHeading___Toc786_1454653663"/>1.<text:span text:style-name="T2">2</text:span>. <text:span text:style-name="T10">History</text:span><text:bookmark-end text:name="__RefHeading___Toc786_1454653663"/></text:h>
      <text:p text:style-name="P46">- <text:s/>Different ways to manage part libraries in FreeCAD, no common infrastructure</text:p>
      <text:p text:style-name="P29"><text:span text:style-name="T11">- </text:span><text:span text:style-name="T1">party</text:span><text:span text:style-name="T12"> proposes an infrastructure to create self-contained part libraries</text:span></text:p>
      <text:p text:style-name="P22">- <text:span text:style-name="T17">FreeCAD libraries contain a lot of Standards data</text:span></text:p>
      <text:p text:style-name="P30">- BOLTSFC, fasteners workbenches; Parts library repo.</text:p>
      <text:p text:style-name="P21"/>
      <text:p text:style-name="P3"/>
      <text:p text:style-name="P3"/>
      <text:h text:style-name="P40" text:outline-level="1"><text:bookmark-start text:name="__RefHeading___Toc788_1454653663"/><text:span text:style-name="T3">2</text:span>. <text:span text:style-name="T13">Commands</text:span><text:bookmark-end text:name="__RefHeading___Toc788_1454653663"/></text:h>
      <text:h text:style-name="P34" text:outline-level="2"><text:bookmark-start text:name="__RefHeading___Toc790_1454653663"/><text:span text:style-name="T3">2</text:span>.1. <text:span text:style-name="T17">Select part</text:span><text:bookmark-end text:name="__RefHeading___Toc790_1454653663"/></text:h>
      <text:p text:style-name="P23"><text:span text:style-name="T5">- </text:span><text:span text:style-name="T6">Dialog to select a standard part from all the installed libraries</text:span></text:p>
      <text:p text:style-name="P47">- Category / Subcategory</text:p>
      <text:p text:style-name="P47">- Search based on text</text:p>
      <text:p text:style-name="P47">- Search based on dimensions (max, bounding box)</text:p>
      <text:p text:style-name="P47"/>
      <text:p text:style-name="P49">Remark</text:p>
      <text:p text:style-name="P47">Since the part library represents the plan of the standard part, it would be nice to have the same auto-placement functionality for standard part instances as currently implemented in some FreeCAD parts workbenches.</text:p>
      <text:p text:style-name="P47">The parts libraries should be able to carry anchors → option to use as plain Part or as Anchorable Part</text:p>
      <text:p text:style-name="P48">It should be possible to choose if the standard part plan will come from a local copy at the time of inclusion in the document or from a repo/online library.</text:p>
      <text:p text:style-name="P13"/>
      <text:h text:style-name="P35" text:outline-level="2"><text:bookmark-start text:name="__RefHeading___Toc792_1454653663"/><text:span text:style-name="T3">2</text:span>.<text:span text:style-name="T4">2</text:span>. <text:span text:style-name="T16">Add part library</text:span><text:bookmark-end text:name="__RefHeading___Toc792_1454653663"/></text:h>
      <text:p text:style-name="P17">- <text:span text:style-name="T17">select a parts library file</text:span></text:p>
      <text:p text:style-name="P19">- check it</text:p>
      <text:p text:style-name="P19">- add it to the standard location (same location as Macro and Mod ??)</text:p>
      <text:p text:style-name="P16"/>
      <text:h text:style-name="P36" text:outline-level="2"><text:bookmark-start text:name="__RefHeading___Toc1073_734678060"/><text:span text:style-name="T3">2</text:span>.<text:span text:style-name="T13">3</text:span>. <text:span text:style-name="T17">Edit part library</text:span><text:bookmark-end text:name="__RefHeading___Toc1073_734678060"/></text:h>
      <text:p text:style-name="P18">- <text:span text:style-name="T17">Edit a part library for modification</text:span></text:p>
      <text:p text:style-name="P28">Remark</text:p>
      <text:p text:style-name="P19">Would be quite powerful if playing well with the Git workbench.</text:p>
      <text:p text:style-name="P31"/>
      <text:h text:style-name="P41" text:outline-level="1"><text:bookmark-start text:name="__RefHeading___Toc794_1454653663"/><text:span text:style-name="T7">3</text:span>. <text:span text:style-name="T14">Objects</text:span><text:bookmark-end text:name="__RefHeading___Toc794_1454653663"/></text:h>
      <text:p text:style-name="P25">N/A</text:p>
      <text:p text:style-name="P8"/>
      <text:h text:style-name="P42" text:outline-level="1"><text:bookmark-start text:name="__RefHeading___Toc1083_734678060"/><text:span text:style-name="T15">4</text:span>. <text:span text:style-name="T14">Other considerations</text:span><text:bookmark-end text:name="__RefHeading___Toc1083_734678060"/></text:h>
      <text:h text:style-name="P37" text:outline-level="2"><text:bookmark-start text:name="__RefHeading___Toc725_13644075051"/><text:span text:style-name="T15">4</text:span>.<text:span text:style-name="T9">1</text:span>. <text:span text:style-name="T15">Scriptability</text:span><text:bookmark-end text:name="__RefHeading___Toc725_13644075051"/></text:h>
      <text:p text:style-name="P26">Should be scriptable and commands issued by the UI should be displayed in the Python view.</text:p>
      <text:h text:style-name="P38" text:outline-level="2"><text:bookmark-start text:name="__RefHeading___Toc1110_734678060"/><text:soft-page-break/><text:span text:style-name="T15">4</text:span>.<text:span text:style-name="T18">2</text:span>. <text:span text:style-name="T18">Dual versions</text:span><text:bookmark-end text:name="__RefHeading___Toc1110_734678060"/></text:h>
      <text:p text:style-name="P27">The plan of the standard part can come from:</text:p>
      <text:p text:style-name="P27">- a local file</text:p>
      <text:p text:style-name="P27">- an online library</text:p>
      <text:p text:style-name="P27">What happens when the external library and the local copy are not in sync anymore?</text:p>
      <text:p text:style-name="P9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Palatino Linotype3" svg:font-family="'Palatino Linotype'" style:font-family-generic="roman" style:font-pitch="variable"/>
    <style:font-face style:name="Palatino Linotype1" svg:font-family="'Palatino Linotype'" style:font-adornments="Gras" style:font-family-generic="roman" style:font-pitch="variable"/>
    <style:font-face style:name="Palatino Linotype2" svg:font-family="'Palatino Linotype'" style:font-adornments="Italique" style:font-family-generic="roman" style:font-pitch="variable"/>
    <style:font-face style:name="Palatino Linotype" svg:font-family="'Palatino Linotype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fo:color="#666666" style:font-name="Palatino Linotype" fo:font-family="'Palatino Linotype'" style:font-style-name="Normal" style:font-family-generic="roman" style:font-pitch="variable" fo:font-size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fo:color="#666666" style:font-name="Palatino Linotype" fo:font-family="'Palatino Linotype'" style:font-style-name="Normal" style:font-family-generic="roman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color="#222d5a" style:font-name="Palatino Linotype1" fo:font-family="'Palatino Linotype'" style:font-style-name="Gras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color="#3d4f98" style:font-name="Palatino Linotype1" fo:font-family="'Palatino Linotype'" style:font-style-name="Gras" style:font-family-generic="roman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fo:color="#00b8ff" style:font-name="Palatino Linotype1" fo:font-family="'Palatino Linotype'" style:font-style-name="Gras" style:font-family-generic="roman" style:font-pitch="variable" fo:font-size="95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able_20_Contents">
      <loext:graphic-properties draw:fill="none" draw:fill-color="#99ccff"/>
      <style:paragraph-properties fo:margin-left="0.499cm" fo:margin-right="0cm" fo:text-indent="0cm" style:auto-text-indent="false" fo:background-color="transparent" text:number-lines="false" text:line-number="0" style:writing-mode="page"/>
      <style:text-properties style:font-name="Courier New" fo:font-family="'Courier New'" style:font-style-name="Normal" style:font-family-generic="modern" style:font-pitch="fixed" fo:font-size="8pt" officeooo:rsid="0021eb0b"/>
    </style:style>
    <style:style style:name="Legende" style:family="paragraph" style:parent-style-name="Standard" style:master-page-name="">
      <style:paragraph-properties fo:margin-top="0.199cm" fo:margin-bottom="0cm" loext:contextual-spacing="false" fo:text-align="center" style:justify-single-word="false" style:page-number="auto" style:writing-mode="page"/>
      <style:text-properties fo:color="#666666" style:font-name="Palatino Linotype2" fo:font-family="'Palatino Linotype'" style:font-style-name="Italique" style:font-family-generic="roman" style:font-pitch="variable" fo:font-size="9pt" fo:font-style="italic" officeooo:rsid="00248dd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9H43M54S</meta:editing-duration>
    <meta:editing-cycles>91</meta:editing-cycles>
    <meta:generator>LibreOffice/5.2.7.2$Windows_x86 LibreOffice_project/2b7f1e640c46ceb28adf43ee075a6e8b8439ed10</meta:generator>
    <dc:date>2018-08-23T12:44:52.178000000</dc:date>
    <meta:document-statistic meta:table-count="1" meta:image-count="0" meta:object-count="0" meta:page-count="5" meta:paragraph-count="59" meta:word-count="363" meta:character-count="2039" meta:non-whitespace-character-count="1732"/>
    <meta:user-defined meta:name="Info 1"/>
    <meta:user-defined meta:name="Info 2"/>
    <meta:user-defined meta:name="Info 3"/>
    <meta:user-defined meta:name="Info 4"/>
  </office:meta>
</office:document-meta>
</file>